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4">
      <style:paragraph-properties fo:padding="0.0193in" fo:border="0.0008in solid #d9d9e3"/>
    </style:style>
    <style:style style:name="P2" style:family="paragraph" style:parent-style-name="Heading_20_5">
      <style:paragraph-properties fo:padding="0.0193in" fo:border="0.0008in solid #d9d9e3"/>
    </style:style>
    <style:style style:name="P3" style:family="paragraph" style:parent-style-name="Heading_20_3">
      <style:paragraph-properties fo:padding="0.0193in" fo:border="0.0008in solid #d9d9e3"/>
    </style:style>
    <style:style style:name="P4" style:family="paragraph" style:parent-style-name="Standard">
      <style:paragraph-properties fo:padding="0.0193in" fo:border="0.0008in solid #d9d9e3"/>
    </style:style>
    <style:style style:name="P5" style:family="paragraph" style:parent-style-name="Text_20_body" style:list-style-name="L1">
      <style:paragraph-properties fo:margin-top="0in" fo:margin-bottom="0in" fo:padding="0.0193in" fo:border="0.0008in solid #d9d9e3"/>
    </style:style>
    <style:style style:name="P6" style:family="paragraph" style:parent-style-name="Text_20_body" style:list-style-name="L2">
      <style:paragraph-properties fo:margin-top="0in" fo:margin-bottom="0in" fo:padding="0.0193in" fo:border="0.0008in solid #d9d9e3"/>
    </style:style>
    <style:style style:name="P7" style:family="paragraph" style:parent-style-name="Text_20_body" style:list-style-name="L3">
      <style:paragraph-properties fo:margin-top="0in" fo:margin-bottom="0in" fo:padding="0.0193in" fo:border="0.0008in solid #d9d9e3"/>
    </style:style>
    <style:style style:name="P8" style:family="paragraph" style:parent-style-name="Text_20_body" style:list-style-name="L5">
      <style:paragraph-properties fo:margin-top="0in" fo:margin-bottom="0in" fo:padding="0.0193in" fo:border="0.0008in solid #d9d9e3"/>
    </style:style>
    <style:style style:name="P9" style:family="paragraph" style:parent-style-name="Text_20_body">
      <style:paragraph-properties fo:padding="0.0193in" fo:border="0.0008in solid #d9d9e3"/>
    </style:style>
    <style:style style:name="P10" style:family="paragraph" style:parent-style-name="Text_20_body" style:list-style-name="L1">
      <style:paragraph-properties fo:padding="0.0193in" fo:border="0.0008in solid #d9d9e3"/>
    </style:style>
    <style:style style:name="P11" style:family="paragraph" style:parent-style-name="Text_20_body" style:list-style-name="L2">
      <style:paragraph-properties fo:padding="0.0193in" fo:border="0.0008in solid #d9d9e3"/>
    </style:style>
    <style:style style:name="P12" style:family="paragraph" style:parent-style-name="Text_20_body" style:list-style-name="L3">
      <style:paragraph-properties fo:padding="0.0193in" fo:border="0.0008in solid #d9d9e3"/>
    </style:style>
    <style:style style:name="P13" style:family="paragraph" style:parent-style-name="Text_20_body" style:list-style-name="L4">
      <style:paragraph-properties fo:padding="0.0193in" fo:border="0.0008in solid #d9d9e3"/>
    </style:style>
    <style:style style:name="P14" style:family="paragraph" style:parent-style-name="Text_20_body" style:list-style-name="L5">
      <style:paragraph-properties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Часть 5: Инструменты и ресурсы</text:h>
      <text:h text:style-name="P1" text:outline-level="4">9. Инструменты для разработки</text:h>
      <text:h text:style-name="P2" text:outline-level="5">Редакторы кода:</text:h>
      <text:list xml:id="list3841989759559164410" text:style-name="L1">
        <text:list-item>
          <text:p text:style-name="P5">Обзор популярных редакторов кода (например, Visual Studio Code, Sublime Text, Atom) и их функциональные возможности для HTML разработки.</text:p>
        </text:list-item>
        <text:list-item>
          <text:p text:style-name="P10">Расширения и плагины, облегчающие работу с HTML.</text:p>
        </text:list-item>
      </text:list>
      <text:h text:style-name="P2" text:outline-level="5">Инспекторы элементов:</text:h>
      <text:list xml:id="list118581448446212161" text:style-name="L2">
        <text:list-item>
          <text:p text:style-name="P6">Использование инспекторов элементов в браузерах для анализа и отладки HTML, CSS и JavaScript кода.</text:p>
        </text:list-item>
        <text:list-item>
          <text:p text:style-name="P11">Эффективное использование инструментов разработчика в браузере для улучшения процесса разработки.</text:p>
        </text:list-item>
      </text:list>
      <text:h text:style-name="P2" text:outline-level="5">Онлайн-ресурсы для HTML:</text:h>
      <text:list xml:id="list98288945890990346" text:style-name="L3">
        <text:list-item>
          <text:p text:style-name="P7">Сайты, предоставляющие обучающие материалы, примеры кода и документацию по HTML (например, MDN Web Docs, W3Schools, CSS-Tricks).</text:p>
        </text:list-item>
        <text:list-item>
          <text:p text:style-name="P12">Курсы и руководства для дальнейшего изучения HTML и связанных технологий.</text:p>
        </text:list-item>
      </text:list>
      <text:h text:style-name="P1" text:outline-level="4">10. Дальнейшее изучение</text:h>
      <text:h text:style-name="P2" text:outline-level="5">Расширенные темы HTML:</text:h>
      <text:list xml:id="list2272596684852522055" text:style-name="L4">
        <text:list-item>
          <text:p text:style-name="P13">Продвинутые концепции HTML: Web Components, SVG, Canvas, Accessibility (доступность), Web APIs и другие.</text:p>
        </text:list-item>
      </text:list>
      <text:h text:style-name="P2" text:outline-level="5">Ресурсы для продвинутой разработки:</text:h>
      <text:list xml:id="list1417129847282186750" text:style-name="L5">
        <text:list-item>
          <text:p text:style-name="P8">Книги, статьи, блоги и сообщества разработчиков, специализирующиеся на HTML и смежных технологиях.</text:p>
        </text:list-item>
        <text:list-item>
          <text:p text:style-name="P14">Изучение современных веб-стандартов и лучших практик в веб-разработке.</text:p>
        </text:list-item>
      </text:list>
      <text:p text:style-name="P9">Это позволит разработчику узнать о различных инструментах и ресурсах, которые могут значительно облегчить процесс разработки веб-приложений, обучить дополнительным технологиям, а также предоставить доступ к углубленному изучению продвинутых тем HTML и связанных областей разработки. Каждый раздел может быть дополнен рекомендациями по использованию инструментов и литературы для углубленного изучения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MS Gothic" style:font-size-asian="10pt" style:font-weight-asian="bold" style:font-name-complex="Tahoma" style:font-size-complex="10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3S</meta:editing-duration>
    <meta:editing-cycles>4</meta:editing-cycles>
    <meta:generator>OpenOffice/4.1.14$Win32 OpenOffice.org_project/4114m1$Build-9811</meta:generator>
    <dc:date>2023-11-30T15:16:41.14</dc:date>
    <dc:creator>Dima Wide</dc:creator>
    <meta:document-statistic meta:table-count="0" meta:image-count="0" meta:object-count="0" meta:page-count="1" meta:paragraph-count="18" meta:word-count="190" meta:character-count="1461"/>
    <meta:user-defined meta:name="Info 1"/>
    <meta:user-defined meta:name="Info 2"/>
    <meta:user-defined meta:name="Info 3"/>
    <meta:user-defined meta:name="Info 4"/>
  </office:meta>
</office:document-meta>
</file>